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svg:stroke-color="#ffffff" draw:fill="solid" draw:fill-color="#ffffff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fo:min-height="1.569cm"/>
    </style:style>
    <style:style style:name="gr6" style:family="graphic" style:parent-style-name="standard">
      <style:graphic-properties draw:stroke="none" svg:stroke-color="#000000" draw:fill="none" draw:fill-color="#ffffff" fo:min-height="1.159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8pt" style:font-size-asian="28pt" style:font-size-complex="28pt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size="28pt" style:font-size-asian="28pt" style:font-size-complex="28pt"/>
    </style:style>
    <style:style style:name="P5" style:family="paragraph">
      <style:text-properties fo:font-size="28pt" fo:font-weight="bold" style:font-size-asian="28pt" style:font-weight-asian="bold" style:font-size-complex="28pt" style:font-weight-complex="bold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28pt" fo:font-weight="bold" style:font-size-asian="28pt" style:font-weight-asian="bold" style:font-size-complex="2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3" draw:id="id3" draw:layer="layout" svg:width="8.222cm" svg:height="3.861cm" svg:x="5.489cm" svg:y="6.303cm">
          <text:p text:style-name="P1"><text:span text:style-name="T1">condition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" draw:text-style-name="P2" xml:id="id5" draw:id="id5" draw:layer="layout" svg:width="16.642cm" svg:height="2.323cm" svg:x="1.28cm" svg:y="1.851cm">
          <text:p text:style-name="P1"><text:span text:style-name="T1">Statement1/*initialization*/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4" xml:id="id1" draw:id="id1" draw:layer="layout" svg:width="11.94cm" svg:height="3.648cm" svg:x="3.626cm" svg:y="10.984cm">
          <text:p text:style-name="P3"><text:span text:style-name="T1">{</text:span></text:p>
          <text:p text:style-name="P3"><text:span text:style-name="T1">//some statements</text:span></text:p>
          <text:p text:style-name="P3"><text:span text:style-name="T1">}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xml:id="id2" draw:id="id2" draw:layer="layout" svg:width="14.881cm" svg:height="2.973cm" svg:x="2.161cm" svg:y="15.538cm">
          <text:p text:style-name="P1"><text:span text:style-name="T1">Statement2/*increment*/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1" xml:id="id6" draw:id="id6" draw:layer="layout" svg:width="1.763cm" svg:height="0.836cm" svg:x="8.715cm" svg:y="4.851cm">
          <text:p/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3" draw:text-style-name="P1" draw:layer="layout" draw:type="line" svg:x1="9.596cm" svg:y1="14.632cm" svg:x2="9.602cm" svg:y2="15.538cm" draw:start-shape="id1" draw:start-glue-point="6" draw:end-shape="id2" draw:end-glue-point="4" svg:d="M9596 14632l6 906" svg:viewBox="0 0 7 907">
          <text:p/>
        </draw:connector>
        <draw:connector draw:style-name="gr3" draw:text-style-name="P1" draw:layer="layout" draw:type="line" svg:x1="9.6cm" svg:y1="10.164cm" svg:x2="9.596cm" svg:y2="10.984cm" draw:start-shape="id3" draw:start-glue-point="6" draw:end-shape="id1" draw:end-glue-point="4" svg:d="M9600 10164l-4 820" svg:viewBox="0 0 5 821">
          <text:p/>
        </draw:connector>
        <draw:connector draw:style-name="gr3" draw:text-style-name="P1" draw:layer="layout" svg:x1="13.711cm" svg:y1="8.234cm" svg:x2="19.141cm" svg:y2="15.81cm" draw:start-shape="id3" draw:start-glue-point="7" draw:end-shape="id4" draw:end-glue-point="4" svg:d="M13711 8234h5430v7576" svg:viewBox="0 0 5431 7577">
          <text:p/>
        </draw:connector>
        <draw:connector draw:style-name="gr3" draw:text-style-name="P1" draw:layer="layout" draw:type="line" svg:x1="9.601cm" svg:y1="4.174cm" svg:x2="9.597cm" svg:y2="4.851cm" draw:start-shape="id5" draw:start-glue-point="6" draw:end-shape="id6" draw:end-glue-point="4" svg:d="M9601 4174l-4 677" svg:viewBox="0 0 5 678">
          <text:p/>
        </draw:connector>
        <draw:connector draw:style-name="gr3" draw:text-style-name="P1" draw:layer="layout" draw:type="line" svg:x1="9.597cm" svg:y1="5.687cm" svg:x2="9.6cm" svg:y2="6.303cm" draw:start-shape="id6" draw:start-glue-point="8" draw:end-shape="id3" draw:end-glue-point="4" svg:d="M9597 5687l3 616" svg:viewBox="0 0 4 617">
          <text:p/>
        </draw:connector>
        <draw:connector draw:style-name="gr3" draw:text-style-name="P1" draw:layer="layout" svg:x1="9.602cm" svg:y1="18.511cm" svg:x2="8.715cm" svg:y2="5.269cm" draw:start-shape="id2" draw:start-glue-point="6" draw:end-shape="id6" draw:end-glue-point="6" svg:d="M9602 18511v550h-7992v-13792h7105" svg:viewBox="0 0 7993 13793">
          <text:p/>
        </draw:connector>
        <draw:connector draw:style-name="gr3" draw:text-style-name="P1" draw:layer="layout" draw:type="line" svg:x1="9.659cm" svg:y1="0.5cm" svg:x2="9.601cm" svg:y2="1.851cm" draw:end-shape="id5" draw:end-glue-point="4" svg:d="M9659 500l-58 1351" svg:viewBox="0 0 59 1352">
          <text:p/>
        </draw:connector>
        <draw:custom-shape draw:style-name="gr4" draw:text-style-name="P1" xml:id="id4" draw:id="id4" draw:layer="layout" svg:width="2.519cm" svg:height="1.952cm" svg:x="17.881cm" svg:y="15.81cm">
          <text:p/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frame draw:style-name="gr5" draw:text-style-name="P5" draw:layer="layout" svg:width="2.065cm" svg:height="1.819cm" svg:x="14.412cm" svg:y="6.423cm">
          <draw:text-box>
            <text:p><text:span text:style-name="T2">F</text:span></text:p>
          </draw:text-box>
        </draw:frame>
        <draw:frame draw:style-name="gr6" draw:text-style-name="P5" draw:layer="layout" svg:width="1.342cm" svg:height="1.409cm" svg:x="11.315cm" svg:y="9.794cm">
          <draw:text-box>
            <text:p><text:span text:style-name="T2">V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0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2-18T17:14:13.488364532</meta:creation-date>
    <dc:date>2015-03-02T10:46:49.367248143</dc:date>
    <meta:editing-duration>PT7M22S</meta:editing-duration>
    <meta:editing-cycles>5</meta:editing-cycles>
    <meta:generator>LibreOffice/4.2.7.2$Linux_X86_64 LibreOffice_project/420m0$Build-2</meta:generator>
    <meta:document-statistic meta:object-count="15"/>
  </office:meta>
</office:document-meta>
</file>